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F040B8AC34A23198DC.png" manifest:media-type="image/png"/>
  <manifest:file-entry manifest:full-path="Pictures/10000001000003350000013DA1C1AE52FFB5D8AC.png" manifest:media-type="image/png"/>
  <manifest:file-entry manifest:full-path="Pictures/100000010000035C00000142A61B53C1B31BBC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3" style:family="paragraph" style:parent-style-name="Standard">
      <style:text-properties fo:color="#c9211e" loext:opacity="100%" officeooo:rsid="001f3d67" officeooo:paragraph-rsid="001f3d67"/>
    </style:style>
    <style:style style:name="T1" style:family="text">
      <style:text-properties officeooo:rsid="001f3d67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3d67" style:font-weight-asian="bold" style:font-weight-complex="bold"/>
    </style:style>
    <style:style style:name="T5" style:family="text">
      <style:text-properties officeooo:rsid="0020cc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unti LASD 2024 </text:p>
      <text:p text:style-name="P1"/>
      <text:p text:style-name="P3">FUNZION<text:span text:style-name="T5">E</text:span> VIRTUALE , VIRTUALE PURA E CONCRETA</text:p>
      <text:p text:style-name="P3"/>
      <text:p text:style-name="Standard">Una <text:span text:style-name="T2">concrete function </text:span>è una funzione che ha un'implementazione definita, mentre una <text:span text:style-name="T3">funzione </text:span><text:span text:style-name="T4">virtuale</text:span> o <text:span text:style-name="T3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1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2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<draw:frame draw:style-name="fr2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3-29T17:05:45.809255688</dc:date>
    <meta:editing-duration>PT1M2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5" meta:character-count="521" meta:non-whitespace-character-count="436"/>
  </office:meta>
</office:document-meta>
</file>